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office:value-type="string" office:string-value="V_kV">
            <text:p>V_kV</text:p>
          </table:table-cell>
          <table:table-cell office:value-type="string" office:string-value="Q">
            <text:p>Q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84.0">
            <text:p>184.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14.7">
            <text:p>114.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1.4">
            <text:p>51.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.8">
            <text:p>13.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